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float" office:value="1.010032" calcext:value-type="float">
            <text:p>1.0100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10032" calcext:value-type="float">
            <text:p>1.0100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10032" calcext:value-type="float">
            <text:p>1.0100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10032" calcext:value-type="float">
            <text:p>1.0100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20064" calcext:value-type="float">
            <text:p>1.0200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20064" calcext:value-type="float">
            <text:p>1.0200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20064" calcext:value-type="float">
            <text:p>1.0200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20064" calcext:value-type="float">
            <text:p>1.0200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30896" calcext:value-type="float">
            <text:p>1.03089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30896" calcext:value-type="float">
            <text:p>1.03089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30896" calcext:value-type="float">
            <text:p>1.03089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30896" calcext:value-type="float">
            <text:p>1.03089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31728" calcext:value-type="float">
            <text:p>1.03172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31728" calcext:value-type="float">
            <text:p>1.03172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31728" calcext:value-type="float">
            <text:p>1.03172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31728" calcext:value-type="float">
            <text:p>1.03172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40928" calcext:value-type="float">
            <text:p>1.0409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40928" calcext:value-type="float">
            <text:p>1.0409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40928" calcext:value-type="float">
            <text:p>1.0409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40928" calcext:value-type="float">
            <text:p>1.0409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4176" calcext:value-type="float">
            <text:p>1.041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4176" calcext:value-type="float">
            <text:p>1.041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4176" calcext:value-type="float">
            <text:p>1.041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4176" calcext:value-type="float">
            <text:p>1.041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5176" calcext:value-type="float">
            <text:p>1.0517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5176" calcext:value-type="float">
            <text:p>1.0517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5176" calcext:value-type="float">
            <text:p>1.0517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5176" calcext:value-type="float">
            <text:p>1.0517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52592" calcext:value-type="float">
            <text:p>1.05259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52592" calcext:value-type="float">
            <text:p>1.05259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52592" calcext:value-type="float">
            <text:p>1.05259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52592" calcext:value-type="float">
            <text:p>1.05259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53424" calcext:value-type="float">
            <text:p>1.0534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53424" calcext:value-type="float">
            <text:p>1.0534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53424" calcext:value-type="float">
            <text:p>1.0534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53424" calcext:value-type="float">
            <text:p>1.0534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54256" calcext:value-type="float">
            <text:p>1.0542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54256" calcext:value-type="float">
            <text:p>1.0542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54256" calcext:value-type="float">
            <text:p>1.0542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54256" calcext:value-type="float">
            <text:p>1.0542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61792" calcext:value-type="float">
            <text:p>1.0617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61792" calcext:value-type="float">
            <text:p>1.0617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61792" calcext:value-type="float">
            <text:p>1.0617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61792" calcext:value-type="float">
            <text:p>1.0617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62624" calcext:value-type="float">
            <text:p>1.0626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62624" calcext:value-type="float">
            <text:p>1.0626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62624" calcext:value-type="float">
            <text:p>1.0626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62624" calcext:value-type="float">
            <text:p>1.0626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63456" calcext:value-type="float">
            <text:p>1.0634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63456" calcext:value-type="float">
            <text:p>1.0634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63456" calcext:value-type="float">
            <text:p>1.0634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63456" calcext:value-type="float">
            <text:p>1.0634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64288" calcext:value-type="float">
            <text:p>1.0642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64288" calcext:value-type="float">
            <text:p>1.0642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64288" calcext:value-type="float">
            <text:p>1.0642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64288" calcext:value-type="float">
            <text:p>1.0642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72624" calcext:value-type="float">
            <text:p>1.0726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2624" calcext:value-type="float">
            <text:p>1.0726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2624" calcext:value-type="float">
            <text:p>1.0726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2624" calcext:value-type="float">
            <text:p>1.0726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3456" calcext:value-type="float">
            <text:p>1.0734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3456" calcext:value-type="float">
            <text:p>1.0734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3456" calcext:value-type="float">
            <text:p>1.0734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3456" calcext:value-type="float">
            <text:p>1.0734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4288" calcext:value-type="float">
            <text:p>1.07428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4288" calcext:value-type="float">
            <text:p>1.07428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4288" calcext:value-type="float">
            <text:p>1.07428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4288" calcext:value-type="float">
            <text:p>1.07428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512" calcext:value-type="float">
            <text:p>1.0751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512" calcext:value-type="float">
            <text:p>1.0751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512" calcext:value-type="float">
            <text:p>1.0751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512" calcext:value-type="float">
            <text:p>1.0751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5952" calcext:value-type="float">
            <text:p>1.0759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5952" calcext:value-type="float">
            <text:p>1.0759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5952" calcext:value-type="float">
            <text:p>1.0759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5952" calcext:value-type="float">
            <text:p>1.0759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6784" calcext:value-type="float">
            <text:p>1.07678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6784" calcext:value-type="float">
            <text:p>1.07678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6784" calcext:value-type="float">
            <text:p>1.07678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6784" calcext:value-type="float">
            <text:p>1.07678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7616" calcext:value-type="float">
            <text:p>1.07761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7616" calcext:value-type="float">
            <text:p>1.07761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7616" calcext:value-type="float">
            <text:p>1.07761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7616" calcext:value-type="float">
            <text:p>1.07761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8448" calcext:value-type="float">
            <text:p>1.07844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8448" calcext:value-type="float">
            <text:p>1.07844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8448" calcext:value-type="float">
            <text:p>1.07844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78448" calcext:value-type="float">
            <text:p>1.07844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ce1" office:value-type="float" office:value="1.082656" calcext:value-type="float">
            <text:p>1.0826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82656" calcext:value-type="float">
            <text:p>1.0826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82656" calcext:value-type="float">
            <text:p>1.0826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82656" calcext:value-type="float">
            <text:p>1.0826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83488" calcext:value-type="float">
            <text:p>1.0834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83488" calcext:value-type="float">
            <text:p>1.0834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83488" calcext:value-type="float">
            <text:p>1.0834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83488" calcext:value-type="float">
            <text:p>1.0834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8432" calcext:value-type="float">
            <text:p>1.084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8432" calcext:value-type="float">
            <text:p>1.084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8432" calcext:value-type="float">
            <text:p>1.084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.08432" calcext:value-type="float">
            <text:p>1.08432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.010032" calcext:value-type="float">
            <text:p>1.0100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10032" calcext:value-type="float">
            <text:p>1.0100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10032" calcext:value-type="float">
            <text:p>1.0100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20064" calcext:value-type="float">
            <text:p>1.0200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20064" calcext:value-type="float">
            <text:p>1.0200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20064" calcext:value-type="float">
            <text:p>1.0200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30896" calcext:value-type="float">
            <text:p>1.03089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30896" calcext:value-type="float">
            <text:p>1.03089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30896" calcext:value-type="float">
            <text:p>1.03089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31728" calcext:value-type="float">
            <text:p>1.03172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31728" calcext:value-type="float">
            <text:p>1.03172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31728" calcext:value-type="float">
            <text:p>1.03172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40928" calcext:value-type="float">
            <text:p>1.0409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40928" calcext:value-type="float">
            <text:p>1.0409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40928" calcext:value-type="float">
            <text:p>1.0409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4176" calcext:value-type="float">
            <text:p>1.041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4176" calcext:value-type="float">
            <text:p>1.041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4176" calcext:value-type="float">
            <text:p>1.041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5176" calcext:value-type="float">
            <text:p>1.0517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176" calcext:value-type="float">
            <text:p>1.0517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176" calcext:value-type="float">
            <text:p>1.0517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2592" calcext:value-type="float">
            <text:p>1.05259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2592" calcext:value-type="float">
            <text:p>1.05259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2592" calcext:value-type="float">
            <text:p>1.05259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3424" calcext:value-type="float">
            <text:p>1.0534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3424" calcext:value-type="float">
            <text:p>1.0534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3424" calcext:value-type="float">
            <text:p>1.0534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4256" calcext:value-type="float">
            <text:p>1.0542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4256" calcext:value-type="float">
            <text:p>1.0542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4256" calcext:value-type="float">
            <text:p>1.0542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61792" calcext:value-type="float">
            <text:p>1.0617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1792" calcext:value-type="float">
            <text:p>1.0617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1792" calcext:value-type="float">
            <text:p>1.0617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2624" calcext:value-type="float">
            <text:p>1.0626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2624" calcext:value-type="float">
            <text:p>1.0626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2624" calcext:value-type="float">
            <text:p>1.0626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3456" calcext:value-type="float">
            <text:p>1.0634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3456" calcext:value-type="float">
            <text:p>1.0634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3456" calcext:value-type="float">
            <text:p>1.0634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4288" calcext:value-type="float">
            <text:p>1.0642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4288" calcext:value-type="float">
            <text:p>1.0642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4288" calcext:value-type="float">
            <text:p>1.0642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72624" calcext:value-type="float">
            <text:p>1.0726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2624" calcext:value-type="float">
            <text:p>1.0726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2624" calcext:value-type="float">
            <text:p>1.0726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3456" calcext:value-type="float">
            <text:p>1.0734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3456" calcext:value-type="float">
            <text:p>1.0734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3456" calcext:value-type="float">
            <text:p>1.0734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4288" calcext:value-type="float">
            <text:p>1.07428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4288" calcext:value-type="float">
            <text:p>1.07428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4288" calcext:value-type="float">
            <text:p>1.07428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512" calcext:value-type="float">
            <text:p>1.0751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512" calcext:value-type="float">
            <text:p>1.0751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512" calcext:value-type="float">
            <text:p>1.0751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5952" calcext:value-type="float">
            <text:p>1.0759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5952" calcext:value-type="float">
            <text:p>1.0759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5952" calcext:value-type="float">
            <text:p>1.0759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6784" calcext:value-type="float">
            <text:p>1.07678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6784" calcext:value-type="float">
            <text:p>1.07678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6784" calcext:value-type="float">
            <text:p>1.07678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7616" calcext:value-type="float">
            <text:p>1.07761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7616" calcext:value-type="float">
            <text:p>1.07761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7616" calcext:value-type="float">
            <text:p>1.07761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8448" calcext:value-type="float">
            <text:p>1.07844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8448" calcext:value-type="float">
            <text:p>1.07844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8448" calcext:value-type="float">
            <text:p>1.07844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82656" calcext:value-type="float">
            <text:p>1.0826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2656" calcext:value-type="float">
            <text:p>1.0826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2656" calcext:value-type="float">
            <text:p>1.0826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3488" calcext:value-type="float">
            <text:p>1.0834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3488" calcext:value-type="float">
            <text:p>1.0834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3488" calcext:value-type="float">
            <text:p>1.0834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432" calcext:value-type="float">
            <text:p>1.084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432" calcext:value-type="float">
            <text:p>1.084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432" calcext:value-type="float">
            <text:p>1.084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5152" calcext:value-type="float">
            <text:p>1.08515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5152" calcext:value-type="float">
            <text:p>1.08515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5152" calcext:value-type="float">
            <text:p>1.08515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5984" calcext:value-type="float">
            <text:p>1.0859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5984" calcext:value-type="float">
            <text:p>1.0859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5984" calcext:value-type="float">
            <text:p>1.0859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6816" calcext:value-type="float">
            <text:p>1.0868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6816" calcext:value-type="float">
            <text:p>1.0868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6816" calcext:value-type="float">
            <text:p>1.0868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7648" calcext:value-type="float">
            <text:p>1.0876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7648" calcext:value-type="float">
            <text:p>1.0876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7648" calcext:value-type="float">
            <text:p>1.0876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848" calcext:value-type="float">
            <text:p>1.088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848" calcext:value-type="float">
            <text:p>1.088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8848" calcext:value-type="float">
            <text:p>1.088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93488" calcext:value-type="float">
            <text:p>1.09348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93488" calcext:value-type="float">
            <text:p>1.09348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93488" calcext:value-type="float">
            <text:p>1.09348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9432" calcext:value-type="float">
            <text:p>1.0943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9432" calcext:value-type="float">
            <text:p>1.0943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9432" calcext:value-type="float">
            <text:p>1.0943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95152" calcext:value-type="float">
            <text:p>1.0951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95152" calcext:value-type="float">
            <text:p>1.0951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95152" calcext:value-type="float">
            <text:p>1.0951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95984" calcext:value-type="float">
            <text:p>1.09598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.010032" calcext:value-type="float">
            <text:p>1.0100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10032" calcext:value-type="float">
            <text:p>1.0100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10032" calcext:value-type="float">
            <text:p>1.0100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10032" calcext:value-type="float">
            <text:p>1.0100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10032" calcext:value-type="float">
            <text:p>1.0100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20064" calcext:value-type="float">
            <text:p>1.0200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20064" calcext:value-type="float">
            <text:p>1.0200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20064" calcext:value-type="float">
            <text:p>1.0200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20064" calcext:value-type="float">
            <text:p>1.0200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20064" calcext:value-type="float">
            <text:p>1.0200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30896" calcext:value-type="float">
            <text:p>1.03089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30896" calcext:value-type="float">
            <text:p>1.03089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30896" calcext:value-type="float">
            <text:p>1.03089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30896" calcext:value-type="float">
            <text:p>1.03089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30896" calcext:value-type="float">
            <text:p>1.03089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31728" calcext:value-type="float">
            <text:p>1.03172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31728" calcext:value-type="float">
            <text:p>1.03172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31728" calcext:value-type="float">
            <text:p>1.03172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31728" calcext:value-type="float">
            <text:p>1.03172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31728" calcext:value-type="float">
            <text:p>1.03172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40928" calcext:value-type="float">
            <text:p>1.0409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40928" calcext:value-type="float">
            <text:p>1.0409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40928" calcext:value-type="float">
            <text:p>1.0409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40928" calcext:value-type="float">
            <text:p>1.0409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40928" calcext:value-type="float">
            <text:p>1.0409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4176" calcext:value-type="float">
            <text:p>1.041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4176" calcext:value-type="float">
            <text:p>1.041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4176" calcext:value-type="float">
            <text:p>1.041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4176" calcext:value-type="float">
            <text:p>1.041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4176" calcext:value-type="float">
            <text:p>1.041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5176" calcext:value-type="float">
            <text:p>1.0517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176" calcext:value-type="float">
            <text:p>1.0517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176" calcext:value-type="float">
            <text:p>1.0517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176" calcext:value-type="float">
            <text:p>1.0517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176" calcext:value-type="float">
            <text:p>1.0517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2592" calcext:value-type="float">
            <text:p>1.05259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2592" calcext:value-type="float">
            <text:p>1.05259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2592" calcext:value-type="float">
            <text:p>1.05259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2592" calcext:value-type="float">
            <text:p>1.05259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2592" calcext:value-type="float">
            <text:p>1.05259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3424" calcext:value-type="float">
            <text:p>1.0534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3424" calcext:value-type="float">
            <text:p>1.0534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3424" calcext:value-type="float">
            <text:p>1.0534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3424" calcext:value-type="float">
            <text:p>1.0534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3424" calcext:value-type="float">
            <text:p>1.0534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4256" calcext:value-type="float">
            <text:p>1.0542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4256" calcext:value-type="float">
            <text:p>1.0542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4256" calcext:value-type="float">
            <text:p>1.0542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4256" calcext:value-type="float">
            <text:p>1.0542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54256" calcext:value-type="float">
            <text:p>1.0542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61792" calcext:value-type="float">
            <text:p>1.0617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1792" calcext:value-type="float">
            <text:p>1.0617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1792" calcext:value-type="float">
            <text:p>1.0617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1792" calcext:value-type="float">
            <text:p>1.0617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1792" calcext:value-type="float">
            <text:p>1.0617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2624" calcext:value-type="float">
            <text:p>1.0626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2624" calcext:value-type="float">
            <text:p>1.0626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2624" calcext:value-type="float">
            <text:p>1.0626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2624" calcext:value-type="float">
            <text:p>1.0626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2624" calcext:value-type="float">
            <text:p>1.0626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3456" calcext:value-type="float">
            <text:p>1.0634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3456" calcext:value-type="float">
            <text:p>1.0634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3456" calcext:value-type="float">
            <text:p>1.0634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3456" calcext:value-type="float">
            <text:p>1.0634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3456" calcext:value-type="float">
            <text:p>1.0634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4288" calcext:value-type="float">
            <text:p>1.0642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4288" calcext:value-type="float">
            <text:p>1.0642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4288" calcext:value-type="float">
            <text:p>1.0642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4288" calcext:value-type="float">
            <text:p>1.0642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64288" calcext:value-type="float">
            <text:p>1.0642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72624" calcext:value-type="float">
            <text:p>1.0726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2624" calcext:value-type="float">
            <text:p>1.0726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2624" calcext:value-type="float">
            <text:p>1.0726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2624" calcext:value-type="float">
            <text:p>1.0726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2624" calcext:value-type="float">
            <text:p>1.07262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3456" calcext:value-type="float">
            <text:p>1.0734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3456" calcext:value-type="float">
            <text:p>1.0734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3456" calcext:value-type="float">
            <text:p>1.0734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3456" calcext:value-type="float">
            <text:p>1.0734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3456" calcext:value-type="float">
            <text:p>1.0734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4288" calcext:value-type="float">
            <text:p>1.07428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4288" calcext:value-type="float">
            <text:p>1.07428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4288" calcext:value-type="float">
            <text:p>1.07428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4288" calcext:value-type="float">
            <text:p>1.07428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4288" calcext:value-type="float">
            <text:p>1.07428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512" calcext:value-type="float">
            <text:p>1.0751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512" calcext:value-type="float">
            <text:p>1.0751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512" calcext:value-type="float">
            <text:p>1.0751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512" calcext:value-type="float">
            <text:p>1.0751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512" calcext:value-type="float">
            <text:p>1.0751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5952" calcext:value-type="float">
            <text:p>1.0759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5952" calcext:value-type="float">
            <text:p>1.0759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5952" calcext:value-type="float">
            <text:p>1.0759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5952" calcext:value-type="float">
            <text:p>1.0759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5952" calcext:value-type="float">
            <text:p>1.0759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6784" calcext:value-type="float">
            <text:p>1.07678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6784" calcext:value-type="float">
            <text:p>1.07678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6784" calcext:value-type="float">
            <text:p>1.07678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6784" calcext:value-type="float">
            <text:p>1.07678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6784" calcext:value-type="float">
            <text:p>1.07678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7616" calcext:value-type="float">
            <text:p>1.07761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7616" calcext:value-type="float">
            <text:p>1.07761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7616" calcext:value-type="float">
            <text:p>1.07761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7616" calcext:value-type="float">
            <text:p>1.07761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7616" calcext:value-type="float">
            <text:p>1.07761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8448" calcext:value-type="float">
            <text:p>1.07844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078448" calcext:value-type="float">
            <text:p>1.07844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formula="of:=SUM([.A205:.A311])" office:value-type="float" office:value="112.984096" calcext:value-type="float">
            <text:p>112.984096</text:p>
          </table:table-cell>
          <table:table-cell table:formula="of:=SUM([.B205:.B311])" office:value-type="float" office:value="71280" calcext:value-type="float">
            <text:p>71280</text:p>
          </table:table-cell>
        </table:table-row>
      </table:table>
      <table:named-expressions/>
      <table:database-ranges>
        <table:database-range table:name="__Anonymous_Sheet_DB__0" table:target-range-address="Sheet1.A205:Sheet1.H3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0:45:23.696637085</meta:creation-date>
    <dc:date>2022-09-12T11:43:32.689158074</dc:date>
    <meta:editing-duration>PT2M59S</meta:editing-duration>
    <meta:editing-cycles>1</meta:editing-cycles>
    <meta:document-statistic meta:table-count="1" meta:cell-count="616" meta:object-count="0"/>
    <meta:generator>LibreOffice/6.4.7.2$Linux_X86_64 LibreOffice_project/40$Build-2</meta:generator>
  </office:meta>
</office:document-meta>
</file>